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3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141cm" svg:y="21.236cm">
            <draw:object draw:notify-on-update-of-ranges="Sheet1.E3:Sheet1.E34 Sheet1.F2:Sheet1.F2 Sheet1.F3:Sheet1.F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2.134cm" svg:y="19.477cm">
            <draw:object draw:notify-on-update-of-ranges="Sheet1.H3:Sheet1.H32 Sheet1.I2:Sheet1.I2 Sheet1.I3:Sheet1.I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576cm" svg:y="9.745cm">
            <draw:object draw:notify-on-update-of-ranges="Sheet1.L3:Sheet1.L35 Sheet1.M2:Sheet1.M2 Sheet1.M3:Sheet1.M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6.113cm" svg:y="0.551cm">
            <draw:object draw:notify-on-update-of-ranges="Sheet1.Q3:Sheet1.Q12 Sheet1.R2:Sheet1.R2 Sheet1.R3:Sheet1.R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62.251cm" svg:y="2.228cm">
            <draw:object draw:notify-on-update-of-ranges="Sheet1.V2:Sheet1.V2 Sheet1.V3:Sheet1.V28 Sheet1.W2:Sheet1.W2 Sheet1.W3:Sheet1.W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Time (+1s)</text:p>
          </table:table-cell>
          <table:table-cell office:value-type="string" calcext:value-type="string">
            <text:p>Temperature (+0.1C)</text:p>
          </table:table-cell>
          <table:table-cell office:value-type="string" calcext:value-type="string">
            <text:p>Pressure (+0.25psi)</text:p>
          </table:table-cell>
          <table:table-cell office:value-type="string" calcext:value-type="string">
            <text:p>Pressure (kpa)</text:p>
          </table:table-cell>
          <table:table-cell table:formula="of:=[.C2]" office:value-type="string" office:string-value="Temperature (+0.1C)" calcext:value-type="string">
            <text:p>Temperature (+0.1C)</text:p>
          </table:table-cell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ssure</text:p>
          </table:table-cell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ssure</text:p>
          </table:table-cell>
          <table:table-cell table:number-columns-repeated="2"/>
          <table:table-cell office:value-type="string" calcext:value-type="string">
            <text:p>Press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ssure</text:p>
          </table:table-cell>
          <table:table-cell table:number-columns-repeated="2"/>
          <table:table-cell office:value-type="string" calcext:value-type="string">
            <text:p>Press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ssure</text:p>
          </table:table-cell>
        </table:table-row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15" calcext:value-type="float">
            <text:p>15</text:p>
          </table:table-cell>
          <table:table-cell table:formula="of:=[.D3]* 6.89476" office:value-type="float" office:value="103.4214" calcext:value-type="float">
            <text:p>103.4214</text:p>
          </table:table-cell>
          <table:table-cell table:formula="of:=[.C3]" office:value-type="float" office:value="22.5" calcext:value-type="float">
            <text:p>22.5</text:p>
          </table:table-cell>
          <table:table-cell/>
          <table:table-cell table:formula="of:=[.J3]*[.$B$37]" office:value-type="float" office:value="101.69771" calcext:value-type="float">
            <text:p>101.69771</text:p>
          </table:table-cell>
          <table:table-cell office:value-type="float" office:value="18.3" calcext:value-type="float">
            <text:p>18.3</text:p>
          </table:table-cell>
          <table:table-cell office:value-type="float" office:value="14.75" calcext:value-type="float">
            <text:p>14.75</text:p>
          </table:table-cell>
          <table:table-cell/>
          <table:table-cell table:formula="of:=[.$B$37]*[.N3]" office:value-type="float" office:value="98.25033" calcext:value-type="float">
            <text:p>98.25033</text:p>
          </table:table-cell>
          <table:table-cell office:value-type="float" office:value="19.5" calcext:value-type="float">
            <text:p>19.5</text:p>
          </table:table-cell>
          <table:table-cell office:value-type="float" office:value="14.25" calcext:value-type="float">
            <text:p>14.25</text:p>
          </table:table-cell>
          <table:table-cell table:number-columns-repeated="2"/>
          <table:table-cell table:formula="of:=[.$B$37]*[.S3]" office:value-type="float" office:value="99.97402" calcext:value-type="float">
            <text:p>99.97402</text:p>
          </table:table-cell>
          <table:table-cell office:value-type="float" office:value="19.7" calcext:value-type="float">
            <text:p>19.7</text:p>
          </table:table-cell>
          <table:table-cell office:value-type="float" office:value="14.5" calcext:value-type="float">
            <text:p>14.5</text:p>
          </table:table-cell>
          <table:table-cell table:number-columns-repeated="2"/>
          <table:table-cell table:formula="of:=[.$B$37]*[.X3]" office:value-type="float" office:value="99.97402" calcext:value-type="float">
            <text:p>99.97402</text:p>
          </table:table-cell>
          <table:table-cell office:value-type="float" office:value="20.5" calcext:value-type="float">
            <text:p>20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/>
          <table:table-cell table:formula="of:=[.B3]+30" office:value-type="float" office:value="30" calcext:value-type="float">
            <text:p>30</text:p>
          </table:table-cell>
          <table:table-cell office:value-type="float" office:value="25.3" calcext:value-type="float">
            <text:p>25.3</text:p>
          </table:table-cell>
          <table:table-cell office:value-type="float" office:value="15" calcext:value-type="float">
            <text:p>15</text:p>
          </table:table-cell>
          <table:table-cell table:formula="of:=[.D4]* 6.89476" office:value-type="float" office:value="103.4214" calcext:value-type="float">
            <text:p>103.4214</text:p>
          </table:table-cell>
          <table:table-cell table:formula="of:=[.C4]" office:value-type="float" office:value="25.3" calcext:value-type="float">
            <text:p>25.3</text:p>
          </table:table-cell>
          <table:table-cell/>
          <table:table-cell table:formula="of:=[.J4]*[.$B$37]" office:value-type="float" office:value="101.69771" calcext:value-type="float">
            <text:p>101.69771</text:p>
          </table:table-cell>
          <table:table-cell office:value-type="float" office:value="18.4" calcext:value-type="float">
            <text:p>18.4</text:p>
          </table:table-cell>
          <table:table-cell office:value-type="float" office:value="14.75" calcext:value-type="float">
            <text:p>14.75</text:p>
          </table:table-cell>
          <table:table-cell/>
          <table:table-cell table:formula="of:=[.$B$37]*[.N4]" office:value-type="float" office:value="99.97402" calcext:value-type="float">
            <text:p>99.97402</text:p>
          </table:table-cell>
          <table:table-cell office:value-type="float" office:value="23" calcext:value-type="float">
            <text:p>23</text:p>
          </table:table-cell>
          <table:table-cell office:value-type="float" office:value="14.5" calcext:value-type="float">
            <text:p>14.5</text:p>
          </table:table-cell>
          <table:table-cell table:number-columns-repeated="2"/>
          <table:table-cell table:formula="of:=[.$B$37]*[.S4]" office:value-type="float" office:value="101.69771" calcext:value-type="float">
            <text:p>101.69771</text:p>
          </table:table-cell>
          <table:table-cell office:value-type="float" office:value="23.4" calcext:value-type="float">
            <text:p>23.4</text:p>
          </table:table-cell>
          <table:table-cell office:value-type="float" office:value="14.75" calcext:value-type="float">
            <text:p>14.75</text:p>
          </table:table-cell>
          <table:table-cell table:number-columns-repeated="2"/>
          <table:table-cell table:formula="of:=[.$B$37]*[.X4]" office:value-type="float" office:value="101.69771" calcext:value-type="float">
            <text:p>101.69771</text:p>
          </table:table-cell>
          <table:table-cell office:value-type="float" office:value="23.8" calcext:value-type="float">
            <text:p>23.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/>
          <table:table-cell table:formula="of:=[.B4]+30" office:value-type="float" office:value="60" calcext:value-type="float">
            <text:p>60</text:p>
          </table:table-cell>
          <table:table-cell office:value-type="float" office:value="29.7" calcext:value-type="float">
            <text:p>29.7</text:p>
          </table:table-cell>
          <table:table-cell office:value-type="float" office:value="15" calcext:value-type="float">
            <text:p>15</text:p>
          </table:table-cell>
          <table:table-cell table:formula="of:=[.D5]* 6.89476" office:value-type="float" office:value="103.4214" calcext:value-type="float">
            <text:p>103.4214</text:p>
          </table:table-cell>
          <table:table-cell table:formula="of:=[.C5]" office:value-type="float" office:value="29.7" calcext:value-type="float">
            <text:p>29.7</text:p>
          </table:table-cell>
          <table:table-cell/>
          <table:table-cell table:formula="of:=[.J5]*[.$B$37]" office:value-type="float" office:value="103.4214" calcext:value-type="float">
            <text:p>103.42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$B$37]*[.N5]" office:value-type="float" office:value="101.69771" calcext:value-type="float">
            <text:p>101.69771</text:p>
          </table:table-cell>
          <table:table-cell office:value-type="float" office:value="28" calcext:value-type="float">
            <text:p>28</text:p>
          </table:table-cell>
          <table:table-cell office:value-type="float" office:value="14.75" calcext:value-type="float">
            <text:p>14.75</text:p>
          </table:table-cell>
          <table:table-cell table:number-columns-repeated="2"/>
          <table:table-cell table:formula="of:=[.$B$37]*[.S5]" office:value-type="float" office:value="103.4214" calcext:value-type="float">
            <text:p>103.4214</text:p>
          </table:table-cell>
          <table:table-cell office:value-type="float" office:value="32.4" calcext:value-type="float">
            <text:p>32.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$B$37]*[.X5]" office:value-type="float" office:value="103.4214" calcext:value-type="float">
            <text:p>103.421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5]+30" office:value-type="float" office:value="90" calcext:value-type="float">
            <text:p>90</text:p>
          </table:table-cell>
          <table:table-cell office:value-type="float" office:value="36.6" calcext:value-type="float">
            <text:p>36.6</text:p>
          </table:table-cell>
          <table:table-cell office:value-type="float" office:value="15.5" calcext:value-type="float">
            <text:p>15.5</text:p>
          </table:table-cell>
          <table:table-cell table:formula="of:=[.D6]* 6.89476" office:value-type="float" office:value="106.86878" calcext:value-type="float">
            <text:p>106.86878</text:p>
          </table:table-cell>
          <table:table-cell table:formula="of:=[.C6]" office:value-type="float" office:value="36.6" calcext:value-type="float">
            <text:p>36.6</text:p>
          </table:table-cell>
          <table:table-cell/>
          <table:table-cell table:formula="of:=[.J6]*[.$B$37]" office:value-type="float" office:value="105.14509" calcext:value-type="float">
            <text:p>105.14509</text:p>
          </table:table-cell>
          <table:table-cell office:value-type="float" office:value="28.6" calcext:value-type="float">
            <text:p>28.6</text:p>
          </table:table-cell>
          <table:table-cell office:value-type="float" office:value="15.25" calcext:value-type="float">
            <text:p>15.25</text:p>
          </table:table-cell>
          <table:table-cell/>
          <table:table-cell table:formula="of:=[.$B$37]*[.N6]" office:value-type="float" office:value="103.4214" calcext:value-type="float">
            <text:p>103.421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$B$37]*[.S6]" office:value-type="float" office:value="105.14509" calcext:value-type="float">
            <text:p>105.14509</text:p>
          </table:table-cell>
          <table:table-cell office:value-type="float" office:value="40.3" calcext:value-type="float">
            <text:p>40.3</text:p>
          </table:table-cell>
          <table:table-cell office:value-type="float" office:value="15.25" calcext:value-type="float">
            <text:p>15.25</text:p>
          </table:table-cell>
          <table:table-cell table:number-columns-repeated="2"/>
          <table:table-cell table:formula="of:=[.$B$37]*[.X6]" office:value-type="float" office:value="105.14509" calcext:value-type="float">
            <text:p>105.14509</text:p>
          </table:table-cell>
          <table:table-cell office:value-type="float" office:value="36.7" calcext:value-type="float">
            <text:p>36.7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/>
          <table:table-cell table:formula="of:=[.B6]+30" office:value-type="float" office:value="120" calcext:value-type="float">
            <text:p>120</text:p>
          </table:table-cell>
          <table:table-cell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table:formula="of:=[.D7]* 6.89476" office:value-type="float" office:value="110.31616" calcext:value-type="float">
            <text:p>110.31616</text:p>
          </table:table-cell>
          <table:table-cell table:formula="of:=[.C7]" office:value-type="float" office:value="42.5" calcext:value-type="float">
            <text:p>42.5</text:p>
          </table:table-cell>
          <table:table-cell/>
          <table:table-cell table:formula="of:=[.J7]*[.$B$37]" office:value-type="float" office:value="105.14509" calcext:value-type="float">
            <text:p>105.14509</text:p>
          </table:table-cell>
          <table:table-cell office:value-type="float" office:value="34" calcext:value-type="float">
            <text:p>34</text:p>
          </table:table-cell>
          <table:table-cell office:value-type="float" office:value="15.25" calcext:value-type="float">
            <text:p>15.25</text:p>
          </table:table-cell>
          <table:table-cell/>
          <table:table-cell table:formula="of:=[.$B$37]*[.N7]" office:value-type="float" office:value="105.14509" calcext:value-type="float">
            <text:p>105.14509</text:p>
          </table:table-cell>
          <table:table-cell office:value-type="float" office:value="44" calcext:value-type="float">
            <text:p>44</text:p>
          </table:table-cell>
          <table:table-cell office:value-type="float" office:value="15.25" calcext:value-type="float">
            <text:p>15.25</text:p>
          </table:table-cell>
          <table:table-cell table:number-columns-repeated="2"/>
          <table:table-cell table:formula="of:=[.$B$37]*[.S7]" office:value-type="float" office:value="106.86878" calcext:value-type="float">
            <text:p>106.86878</text:p>
          </table:table-cell>
          <table:table-cell office:value-type="float" office:value="45.7" calcext:value-type="float">
            <text:p>45.7</text:p>
          </table:table-cell>
          <table:table-cell office:value-type="float" office:value="15.5" calcext:value-type="float">
            <text:p>15.5</text:p>
          </table:table-cell>
          <table:table-cell table:number-columns-repeated="2"/>
          <table:table-cell table:formula="of:=[.$B$37]*[.X7]" office:value-type="float" office:value="106.86878" calcext:value-type="float">
            <text:p>106.86878</text:p>
          </table:table-cell>
          <table:table-cell office:value-type="float" office:value="44.1" calcext:value-type="float">
            <text:p>44.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table:formula="of:=[.B7]+30"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formula="of:=[.D8]* 6.89476" office:value-type="float" office:value="110.31616" calcext:value-type="float">
            <text:p>110.31616</text:p>
          </table:table-cell>
          <table:table-cell table:formula="of:=[.C8]" office:value-type="float" office:value="49" calcext:value-type="float">
            <text:p>49</text:p>
          </table:table-cell>
          <table:table-cell/>
          <table:table-cell table:formula="of:=[.J8]*[.$B$37]" office:value-type="float" office:value="108.59247" calcext:value-type="float">
            <text:p>108.59247</text:p>
          </table:table-cell>
          <table:table-cell office:value-type="float" office:value="40.9" calcext:value-type="float">
            <text:p>40.9</text:p>
          </table:table-cell>
          <table:table-cell office:value-type="float" office:value="15.75" calcext:value-type="float">
            <text:p>15.75</text:p>
          </table:table-cell>
          <table:table-cell/>
          <table:table-cell table:formula="of:=[.$B$37]*[.N8]" office:value-type="float" office:value="106.86878" calcext:value-type="float">
            <text:p>106.86878</text:p>
          </table:table-cell>
          <table:table-cell office:value-type="float" office:value="47.2" calcext:value-type="float">
            <text:p>47.2</text:p>
          </table:table-cell>
          <table:table-cell office:value-type="float" office:value="15.5" calcext:value-type="float">
            <text:p>15.5</text:p>
          </table:table-cell>
          <table:table-cell table:number-columns-repeated="2"/>
          <table:table-cell table:formula="of:=[.$B$37]*[.S8]" office:value-type="float" office:value="110.31616" calcext:value-type="float">
            <text:p>110.31616</text:p>
          </table:table-cell>
          <table:table-cell office:value-type="float" office:value="55.5" calcext:value-type="float">
            <text:p>55.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$B$37]*[.X8]" office:value-type="float" office:value="108.59247" calcext:value-type="float">
            <text:p>108.59247</text:p>
          </table:table-cell>
          <table:table-cell office:value-type="float" office:value="48.4" calcext:value-type="float">
            <text:p>48.4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/>
          <table:table-cell table:formula="of:=[.B8]+30"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16.5" calcext:value-type="float">
            <text:p>16.5</text:p>
          </table:table-cell>
          <table:table-cell table:formula="of:=[.D9]* 6.89476" office:value-type="float" office:value="113.76354" calcext:value-type="float">
            <text:p>113.76354</text:p>
          </table:table-cell>
          <table:table-cell table:formula="of:=[.C9]" office:value-type="float" office:value="56" calcext:value-type="float">
            <text:p>56</text:p>
          </table:table-cell>
          <table:table-cell/>
          <table:table-cell table:formula="of:=[.J9]*[.$B$37]" office:value-type="float" office:value="110.31616" calcext:value-type="float">
            <text:p>110.31616</text:p>
          </table:table-cell>
          <table:table-cell office:value-type="float" office:value="48.4" calcext:value-type="float">
            <text:p>48.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B$37]*[.N9]" office:value-type="float" office:value="108.59247" calcext:value-type="float">
            <text:p>108.59247</text:p>
          </table:table-cell>
          <table:table-cell office:value-type="float" office:value="50.5" calcext:value-type="float">
            <text:p>50.5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  <table:table-cell table:formula="of:=[.$B$37]*[.S9]" office:value-type="float" office:value="112.03985" calcext:value-type="float">
            <text:p>112.03985</text:p>
          </table:table-cell>
          <table:table-cell office:value-type="float" office:value="62.2" calcext:value-type="float">
            <text:p>62.2</text:p>
          </table:table-cell>
          <table:table-cell office:value-type="float" office:value="16.25" calcext:value-type="float">
            <text:p>16.25</text:p>
          </table:table-cell>
          <table:table-cell table:number-columns-repeated="2"/>
          <table:table-cell table:formula="of:=[.$B$37]*[.X9]" office:value-type="float" office:value="110.31616" calcext:value-type="float">
            <text:p>110.31616</text:p>
          </table:table-cell>
          <table:table-cell office:value-type="float" office:value="52.3" calcext:value-type="float">
            <text:p>52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9]+30" office:value-type="float" office:value="210" calcext:value-type="float">
            <text:p>210</text:p>
          </table:table-cell>
          <table:table-cell office:value-type="float" office:value="61.5" calcext:value-type="float">
            <text:p>61.5</text:p>
          </table:table-cell>
          <table:table-cell office:value-type="float" office:value="16.75" calcext:value-type="float">
            <text:p>16.75</text:p>
          </table:table-cell>
          <table:table-cell table:formula="of:=[.D10]* 6.89476" office:value-type="float" office:value="115.48723" calcext:value-type="float">
            <text:p>115.48723</text:p>
          </table:table-cell>
          <table:table-cell table:formula="of:=[.C10]" office:value-type="float" office:value="61.5" calcext:value-type="float">
            <text:p>61.5</text:p>
          </table:table-cell>
          <table:table-cell/>
          <table:table-cell table:formula="of:=[.J10]*[.$B$37]" office:value-type="float" office:value="112.03985" calcext:value-type="float">
            <text:p>112.03985</text:p>
          </table:table-cell>
          <table:table-cell office:value-type="float" office:value="54.4" calcext:value-type="float">
            <text:p>54.4</text:p>
          </table:table-cell>
          <table:table-cell office:value-type="float" office:value="16.25" calcext:value-type="float">
            <text:p>16.25</text:p>
          </table:table-cell>
          <table:table-cell/>
          <table:table-cell table:formula="of:=[.$B$37]*[.N10]" office:value-type="float" office:value="110.31616" calcext:value-type="float">
            <text:p>110.31616</text:p>
          </table:table-cell>
          <table:table-cell office:value-type="float" office:value="55.2" calcext:value-type="float">
            <text:p>55.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$B$37]*[.S10]" office:value-type="float" office:value="113.76354" calcext:value-type="float">
            <text:p>113.76354</text:p>
          </table:table-cell>
          <table:table-cell office:value-type="float" office:value="64.5" calcext:value-type="float">
            <text:p>64.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table:formula="of:=[.$B$37]*[.X10]" office:value-type="float" office:value="112.03985" calcext:value-type="float">
            <text:p>112.03985</text:p>
          </table:table-cell>
          <table:table-cell office:value-type="float" office:value="60" calcext:value-type="float">
            <text:p>60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/>
          <table:table-cell table:formula="of:=[.B10]+30" office:value-type="float" office:value="240" calcext:value-type="float">
            <text:p>240</text:p>
          </table:table-cell>
          <table:table-cell office:value-type="float" office:value="68.6" calcext:value-type="float">
            <text:p>68.6</text:p>
          </table:table-cell>
          <table:table-cell office:value-type="float" office:value="17" calcext:value-type="float">
            <text:p>17</text:p>
          </table:table-cell>
          <table:table-cell table:formula="of:=[.D11]* 6.89476" office:value-type="float" office:value="117.21092" calcext:value-type="float">
            <text:p>117.21092</text:p>
          </table:table-cell>
          <table:table-cell table:formula="of:=[.C11]" office:value-type="float" office:value="68.6" calcext:value-type="float">
            <text:p>68.6</text:p>
          </table:table-cell>
          <table:table-cell/>
          <table:table-cell table:formula="of:=[.J11]*[.$B$37]" office:value-type="float" office:value="113.76354" calcext:value-type="float">
            <text:p>113.76354</text:p>
          </table:table-cell>
          <table:table-cell office:value-type="float" office:value="60.5" calcext:value-type="float">
            <text:p>60.5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$B$37]*[.N11]" office:value-type="float" office:value="112.03985" calcext:value-type="float">
            <text:p>112.03985</text:p>
          </table:table-cell>
          <table:table-cell office:value-type="float" office:value="63.1" calcext:value-type="float">
            <text:p>63.1</text:p>
          </table:table-cell>
          <table:table-cell office:value-type="float" office:value="16.25" calcext:value-type="float">
            <text:p>16.25</text:p>
          </table:table-cell>
          <table:table-cell table:number-columns-repeated="2"/>
          <table:table-cell table:formula="of:=[.$B$37]*[.S11]" office:value-type="float" office:value="115.48723" calcext:value-type="float">
            <text:p>115.48723</text:p>
          </table:table-cell>
          <table:table-cell office:value-type="float" office:value="67.6" calcext:value-type="float">
            <text:p>67.6</text:p>
          </table:table-cell>
          <table:table-cell office:value-type="float" office:value="16.75" calcext:value-type="float">
            <text:p>16.75</text:p>
          </table:table-cell>
          <table:table-cell table:number-columns-repeated="2"/>
          <table:table-cell table:formula="of:=[.$B$37]*[.X11]" office:value-type="float" office:value="113.76354" calcext:value-type="float">
            <text:p>113.76354</text:p>
          </table:table-cell>
          <table:table-cell office:value-type="float" office:value="66" calcext:value-type="float">
            <text:p>66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table:formula="of:=[.B11]+30" office:value-type="float" office:value="270" calcext:value-type="float">
            <text:p>270</text:p>
          </table:table-cell>
          <table:table-cell office:value-type="float" office:value="77.1" calcext:value-type="float">
            <text:p>77.1</text:p>
          </table:table-cell>
          <table:table-cell office:value-type="float" office:value="17" calcext:value-type="float">
            <text:p>17</text:p>
          </table:table-cell>
          <table:table-cell table:formula="of:=[.D12]* 6.89476" office:value-type="float" office:value="117.21092" calcext:value-type="float">
            <text:p>117.21092</text:p>
          </table:table-cell>
          <table:table-cell table:formula="of:=[.C12]" office:value-type="float" office:value="77.1" calcext:value-type="float">
            <text:p>77.1</text:p>
          </table:table-cell>
          <table:table-cell/>
          <table:table-cell table:formula="of:=[.J12]*[.$B$37]" office:value-type="float" office:value="117.21092" calcext:value-type="float">
            <text:p>117.21092</text:p>
          </table:table-cell>
          <table:table-cell office:value-type="float" office:value="67.4" calcext:value-type="float">
            <text:p>67.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$B$37]*[.N12]" office:value-type="float" office:value="113.76354" calcext:value-type="float">
            <text:p>113.76354</text:p>
          </table:table-cell>
          <table:table-cell office:value-type="float" office:value="66.4" calcext:value-type="float">
            <text:p>66.4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table:formula="of:=[.$B$37]*[.S12]" office:value-type="float" office:value="117.21092" calcext:value-type="float">
            <text:p>117.21092</text:p>
          </table:table-cell>
          <table:table-cell office:value-type="float" office:value="74.6" calcext:value-type="float">
            <text:p>74.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B$37]*[.X12]" office:value-type="float" office:value="117.21092" calcext:value-type="float">
            <text:p>117.21092</text:p>
          </table:table-cell>
          <table:table-cell office:value-type="float" office:value="72.8" calcext:value-type="float">
            <text:p>72.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12]+30" office:value-type="float" office:value="300" calcext:value-type="float">
            <text:p>300</text:p>
          </table:table-cell>
          <table:table-cell office:value-type="float" office:value="80.5" calcext:value-type="float">
            <text:p>80.5</text:p>
          </table:table-cell>
          <table:table-cell office:value-type="float" office:value="17.5" calcext:value-type="float">
            <text:p>17.5</text:p>
          </table:table-cell>
          <table:table-cell table:formula="of:=[.D13]* 6.89476" office:value-type="float" office:value="120.6583" calcext:value-type="float">
            <text:p>120.6583</text:p>
          </table:table-cell>
          <table:table-cell table:formula="of:=[.C13]" office:value-type="float" office:value="80.5" calcext:value-type="float">
            <text:p>80.5</text:p>
          </table:table-cell>
          <table:table-cell/>
          <table:table-cell table:formula="of:=[.J13]*[.$B$37]" office:value-type="float" office:value="117.21092" calcext:value-type="float">
            <text:p>117.21092</text:p>
          </table:table-cell>
          <table:table-cell office:value-type="float" office:value="73.5" calcext:value-type="float">
            <text:p>73.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$B$37]*[.N13]" office:value-type="float" office:value="115.48723" calcext:value-type="float">
            <text:p>115.48723</text:p>
          </table:table-cell>
          <table:table-cell office:value-type="float" office:value="70" calcext:value-type="float">
            <text:p>70</text:p>
          </table:table-cell>
          <table:table-cell office:value-type="float" office:value="16.75" calcext:value-type="float">
            <text:p>16.75</text:p>
          </table:table-cell>
          <table:table-cell table:number-columns-repeated="7"/>
          <table:table-cell table:formula="of:=[.$B$37]*[.X13]" office:value-type="float" office:value="117.21092" calcext:value-type="float">
            <text:p>117.21092</text:p>
          </table:table-cell>
          <table:table-cell office:value-type="float" office:value="76.8" calcext:value-type="float">
            <text:p>76.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13]+30" office:value-type="float" office:value="330" calcext:value-type="float">
            <text:p>330</text:p>
          </table:table-cell>
          <table:table-cell office:value-type="float" office:value="85.6" calcext:value-type="float">
            <text:p>85.6</text:p>
          </table:table-cell>
          <table:table-cell office:value-type="float" office:value="17.75" calcext:value-type="float">
            <text:p>17.75</text:p>
          </table:table-cell>
          <table:table-cell table:formula="of:=[.D14]* 6.89476" office:value-type="float" office:value="122.38199" calcext:value-type="float">
            <text:p>122.38199</text:p>
          </table:table-cell>
          <table:table-cell table:formula="of:=[.C14]" office:value-type="float" office:value="85.6" calcext:value-type="float">
            <text:p>85.6</text:p>
          </table:table-cell>
          <table:table-cell/>
          <table:table-cell table:formula="of:=[.J14]*[.$B$37]" office:value-type="float" office:value="118.93461" calcext:value-type="float">
            <text:p>118.93461</text:p>
          </table:table-cell>
          <table:table-cell office:value-type="float" office:value="79.2" calcext:value-type="float">
            <text:p>79.2</text:p>
          </table:table-cell>
          <table:table-cell office:value-type="float" office:value="17.25" calcext:value-type="float">
            <text:p>17.25</text:p>
          </table:table-cell>
          <table:table-cell/>
          <table:table-cell table:formula="of:=[.$B$37]*[.N14]" office:value-type="float" office:value="117.21092" calcext:value-type="float">
            <text:p>117.21092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[.$B$37]*[.X14]" office:value-type="float" office:value="118.93461" calcext:value-type="float">
            <text:p>118.93461</text:p>
          </table:table-cell>
          <table:table-cell office:value-type="float" office:value="83" calcext:value-type="float">
            <text:p>83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/>
          <table:table-cell table:formula="of:=[.B14]+30" office:value-type="float" office:value="360" calcext:value-type="float">
            <text:p>360</text:p>
          </table:table-cell>
          <table:table-cell office:value-type="float" office:value="90.7" calcext:value-type="float">
            <text:p>90.7</text:p>
          </table:table-cell>
          <table:table-cell office:value-type="float" office:value="18" calcext:value-type="float">
            <text:p>18</text:p>
          </table:table-cell>
          <table:table-cell table:formula="of:=[.D15]* 6.89476" office:value-type="float" office:value="124.10568" calcext:value-type="float">
            <text:p>124.10568</text:p>
          </table:table-cell>
          <table:table-cell table:formula="of:=[.C15]" office:value-type="float" office:value="90.7" calcext:value-type="float">
            <text:p>90.7</text:p>
          </table:table-cell>
          <table:table-cell/>
          <table:table-cell table:formula="of:=[.J15]*[.$B$37]" office:value-type="float" office:value="120.6583" calcext:value-type="float">
            <text:p>120.6583</text:p>
          </table:table-cell>
          <table:table-cell office:value-type="float" office:value="84.6" calcext:value-type="float">
            <text:p>84.6</text:p>
          </table:table-cell>
          <table:table-cell office:value-type="float" office:value="17.5" calcext:value-type="float">
            <text:p>17.5</text:p>
          </table:table-cell>
          <table:table-cell/>
          <table:table-cell table:formula="of:=[.$B$37]*[.N15]" office:value-type="float" office:value="118.93461" calcext:value-type="float">
            <text:p>118.93461</text:p>
          </table:table-cell>
          <table:table-cell office:value-type="float" office:value="86.2" calcext:value-type="float">
            <text:p>86.2</text:p>
          </table:table-cell>
          <table:table-cell office:value-type="float" office:value="17.25" calcext:value-type="float">
            <text:p>17.25</text:p>
          </table:table-cell>
          <table:table-cell table:number-columns-repeated="7"/>
          <table:table-cell table:formula="of:=[.$B$37]*[.X15]" office:value-type="float" office:value="120.6583" calcext:value-type="float">
            <text:p>120.6583</text:p>
          </table:table-cell>
          <table:table-cell office:value-type="float" office:value="87.2" calcext:value-type="float">
            <text:p>87.2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/>
          <table:table-cell table:formula="of:=[.B15]+30" office:value-type="float" office:value="390" calcext:value-type="float">
            <text:p>390</text:p>
          </table:table-cell>
          <table:table-cell office:value-type="float" office:value="96.6" calcext:value-type="float">
            <text:p>96.6</text:p>
          </table:table-cell>
          <table:table-cell office:value-type="float" office:value="18" calcext:value-type="float">
            <text:p>18</text:p>
          </table:table-cell>
          <table:table-cell table:formula="of:=[.D16]* 6.89476" office:value-type="float" office:value="124.10568" calcext:value-type="float">
            <text:p>124.10568</text:p>
          </table:table-cell>
          <table:table-cell table:formula="of:=[.C16]" office:value-type="float" office:value="96.6" calcext:value-type="float">
            <text:p>96.6</text:p>
          </table:table-cell>
          <table:table-cell/>
          <table:table-cell table:formula="of:=[.J16]*[.$B$37]" office:value-type="float" office:value="124.10568" calcext:value-type="float">
            <text:p>124.10568</text:p>
          </table:table-cell>
          <table:table-cell office:value-type="float" office:value="90.7" calcext:value-type="float">
            <text:p>90.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$B$37]*[.N16]" office:value-type="float" office:value="120.6583" calcext:value-type="float">
            <text:p>120.6583</text:p>
          </table:table-cell>
          <table:table-cell office:value-type="float" office:value="90" calcext:value-type="float">
            <text:p>90</text:p>
          </table:table-cell>
          <table:table-cell office:value-type="float" office:value="17.5" calcext:value-type="float">
            <text:p>17.5</text:p>
          </table:table-cell>
          <table:table-cell table:number-columns-repeated="7"/>
          <table:table-cell table:formula="of:=[.$B$37]*[.X16]" office:value-type="float" office:value="124.10568" calcext:value-type="float">
            <text:p>124.10568</text:p>
          </table:table-cell>
          <table:table-cell office:value-type="float" office:value="91.3" calcext:value-type="float">
            <text:p>91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6]+30" office:value-type="float" office:value="420" calcext:value-type="float">
            <text:p>420</text:p>
          </table:table-cell>
          <table:table-cell office:value-type="float" office:value="100.3" calcext:value-type="float">
            <text:p>100.3</text:p>
          </table:table-cell>
          <table:table-cell office:value-type="float" office:value="18.5" calcext:value-type="float">
            <text:p>18.5</text:p>
          </table:table-cell>
          <table:table-cell table:formula="of:=[.D17]* 6.89476" office:value-type="float" office:value="127.55306" calcext:value-type="float">
            <text:p>127.55306</text:p>
          </table:table-cell>
          <table:table-cell table:formula="of:=[.C17]" office:value-type="float" office:value="100.3" calcext:value-type="float">
            <text:p>100.3</text:p>
          </table:table-cell>
          <table:table-cell/>
          <table:table-cell table:formula="of:=[.J17]*[.$B$37]" office:value-type="float" office:value="124.10568" calcext:value-type="float">
            <text:p>124.10568</text:p>
          </table:table-cell>
          <table:table-cell office:value-type="float" office:value="95.7" calcext:value-type="float">
            <text:p>95.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$B$37]*[.N17]" office:value-type="float" office:value="122.38199" calcext:value-type="float">
            <text:p>122.38199</text:p>
          </table:table-cell>
          <table:table-cell office:value-type="float" office:value="92" calcext:value-type="float">
            <text:p>92</text:p>
          </table:table-cell>
          <table:table-cell office:value-type="float" office:value="17.75" calcext:value-type="float">
            <text:p>17.75</text:p>
          </table:table-cell>
          <table:table-cell table:number-columns-repeated="7"/>
          <table:table-cell table:formula="of:=[.$B$37]*[.X17]" office:value-type="float" office:value="124.10568" calcext:value-type="float">
            <text:p>124.10568</text:p>
          </table:table-cell>
          <table:table-cell office:value-type="float" office:value="96.6" calcext:value-type="float">
            <text:p>96.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7]+30" office:value-type="float" office:value="450" calcext:value-type="float">
            <text:p>450</text:p>
          </table:table-cell>
          <table:table-cell office:value-type="float" office:value="102.2" calcext:value-type="float">
            <text:p>102.2</text:p>
          </table:table-cell>
          <table:table-cell office:value-type="float" office:value="18.75" calcext:value-type="float">
            <text:p>18.75</text:p>
          </table:table-cell>
          <table:table-cell table:formula="of:=[.D18]* 6.89476" office:value-type="float" office:value="129.27675" calcext:value-type="float">
            <text:p>129.27675</text:p>
          </table:table-cell>
          <table:table-cell table:formula="of:=[.C18]" office:value-type="float" office:value="102.2" calcext:value-type="float">
            <text:p>102.2</text:p>
          </table:table-cell>
          <table:table-cell/>
          <table:table-cell table:formula="of:=[.J18]*[.$B$37]" office:value-type="float" office:value="125.82937" calcext:value-type="float">
            <text:p>125.82937</text:p>
          </table:table-cell>
          <table:table-cell office:value-type="float" office:value="100.4" calcext:value-type="float">
            <text:p>100.4</text:p>
          </table:table-cell>
          <table:table-cell office:value-type="float" office:value="18.25" calcext:value-type="float">
            <text:p>18.25</text:p>
          </table:table-cell>
          <table:table-cell/>
          <table:table-cell table:formula="of:=[.$B$37]*[.N18]" office:value-type="float" office:value="124.10568" calcext:value-type="float">
            <text:p>124.10568</text:p>
          </table:table-cell>
          <table:table-cell office:value-type="float" office:value="98.6" calcext:value-type="float">
            <text:p>98.6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formula="of:=[.$B$37]*[.X18]" office:value-type="float" office:value="124.10568" calcext:value-type="float">
            <text:p>124.10568</text:p>
          </table:table-cell>
          <table:table-cell office:value-type="float" office:value="99.6" calcext:value-type="float">
            <text:p>99.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8]+30" office:value-type="float" office:value="480" calcext:value-type="float">
            <text:p>480</text:p>
          </table:table-cell>
          <table:table-cell office:value-type="float" office:value="102.7" calcext:value-type="float">
            <text:p>102.7</text:p>
          </table:table-cell>
          <table:table-cell office:value-type="float" office:value="19" calcext:value-type="float">
            <text:p>19</text:p>
          </table:table-cell>
          <table:table-cell table:formula="of:=[.D19]* 6.89476" office:value-type="float" office:value="131.00044" calcext:value-type="float">
            <text:p>131.00044</text:p>
          </table:table-cell>
          <table:table-cell table:formula="of:=[.C19]" office:value-type="float" office:value="102.7" calcext:value-type="float">
            <text:p>102.7</text:p>
          </table:table-cell>
          <table:table-cell/>
          <table:table-cell table:formula="of:=[.J19]*[.$B$37]" office:value-type="float" office:value="125.82937" calcext:value-type="float">
            <text:p>125.82937</text:p>
          </table:table-cell>
          <table:table-cell office:value-type="float" office:value="99.8" calcext:value-type="float">
            <text:p>99.8</text:p>
          </table:table-cell>
          <table:table-cell office:value-type="float" office:value="18.25" calcext:value-type="float">
            <text:p>18.25</text:p>
          </table:table-cell>
          <table:table-cell/>
          <table:table-cell table:formula="of:=[.$B$37]*[.N19]" office:value-type="float" office:value="124.10568" calcext:value-type="float">
            <text:p>124.10568</text:p>
          </table:table-cell>
          <table:table-cell office:value-type="float" office:value="95.4" calcext:value-type="float">
            <text:p>95.4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formula="of:=[.$B$37]*[.X19]" office:value-type="float" office:value="124.10568" calcext:value-type="float">
            <text:p>124.10568</text:p>
          </table:table-cell>
          <table:table-cell office:value-type="float" office:value="99.7" calcext:value-type="float">
            <text:p>99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9]+30" office:value-type="float" office:value="510" calcext:value-type="float">
            <text:p>510</text:p>
          </table:table-cell>
          <table:table-cell office:value-type="float" office:value="101" calcext:value-type="float">
            <text:p>101</text:p>
          </table:table-cell>
          <table:table-cell office:value-type="float" office:value="18.75" calcext:value-type="float">
            <text:p>18.75</text:p>
          </table:table-cell>
          <table:table-cell table:formula="of:=[.D20]* 6.89476" office:value-type="float" office:value="129.27675" calcext:value-type="float">
            <text:p>129.27675</text:p>
          </table:table-cell>
          <table:table-cell table:formula="of:=[.C20]" office:value-type="float" office:value="101" calcext:value-type="float">
            <text:p>101</text:p>
          </table:table-cell>
          <table:table-cell/>
          <table:table-cell table:formula="of:=[.J20]*[.$B$37]" office:value-type="float" office:value="124.10568" calcext:value-type="float">
            <text:p>124.10568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$B$37]*[.N20]" office:value-type="float" office:value="122.38199" calcext:value-type="float">
            <text:p>122.38199</text:p>
          </table:table-cell>
          <table:table-cell office:value-type="float" office:value="89.4" calcext:value-type="float">
            <text:p>89.4</text:p>
          </table:table-cell>
          <table:table-cell office:value-type="float" office:value="17.75" calcext:value-type="float">
            <text:p>17.75</text:p>
          </table:table-cell>
          <table:table-cell table:number-columns-repeated="7"/>
          <table:table-cell table:formula="of:=[.$B$37]*[.X20]" office:value-type="float" office:value="120.6583" calcext:value-type="float">
            <text:p>120.6583</text:p>
          </table:table-cell>
          <table:table-cell office:value-type="float" office:value="89" calcext:value-type="float">
            <text:p>89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/>
          <table:table-cell table:formula="of:=[.B20]+30" office:value-type="float" office:value="540" calcext:value-type="float">
            <text:p>540</text:p>
          </table:table-cell>
          <table:table-cell office:value-type="float" office:value="100.1" calcext:value-type="float">
            <text:p>100.1</text:p>
          </table:table-cell>
          <table:table-cell office:value-type="float" office:value="18.5" calcext:value-type="float">
            <text:p>18.5</text:p>
          </table:table-cell>
          <table:table-cell table:formula="of:=[.D21]* 6.89476" office:value-type="float" office:value="127.55306" calcext:value-type="float">
            <text:p>127.55306</text:p>
          </table:table-cell>
          <table:table-cell table:formula="of:=[.C21]" office:value-type="float" office:value="100.1" calcext:value-type="float">
            <text:p>100.1</text:p>
          </table:table-cell>
          <table:table-cell/>
          <table:table-cell table:formula="of:=[.J21]*[.$B$37]" office:value-type="float" office:value="124.10568" calcext:value-type="float">
            <text:p>124.10568</text:p>
          </table:table-cell>
          <table:table-cell office:value-type="float" office:value="93.1" calcext:value-type="float">
            <text:p>93.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$B$37]*[.N21]" office:value-type="float" office:value="120.6583" calcext:value-type="float">
            <text:p>120.6583</text:p>
          </table:table-cell>
          <table:table-cell office:value-type="float" office:value="86.5" calcext:value-type="float">
            <text:p>86.5</text:p>
          </table:table-cell>
          <table:table-cell office:value-type="float" office:value="17.5" calcext:value-type="float">
            <text:p>17.5</text:p>
          </table:table-cell>
          <table:table-cell table:number-columns-repeated="4"/>
          <table:table-cell office:value-type="float" office:value="295.73" calcext:value-type="float">
            <text:p>295.73</text:p>
          </table:table-cell>
          <table:table-cell table:formula="of:=AVERAGE([.S21:.S25])" office:value-type="float" office:value="292.006" calcext:value-type="float">
            <text:p>292.006</text:p>
          </table:table-cell>
          <table:table-cell/>
          <table:table-cell table:formula="of:=[.$B$37]*[.X21]" office:value-type="float" office:value="122.38199" calcext:value-type="float">
            <text:p>122.38199</text:p>
          </table:table-cell>
          <table:table-cell office:value-type="float" office:value="87.2" calcext:value-type="float">
            <text:p>87.2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/>
          <table:table-cell table:formula="of:=[.B21]+30" office:value-type="float" office:value="570" calcext:value-type="float">
            <text:p>570</text:p>
          </table:table-cell>
          <table:table-cell office:value-type="float" office:value="99.2" calcext:value-type="float">
            <text:p>99.2</text:p>
          </table:table-cell>
          <table:table-cell office:value-type="float" office:value="18.5" calcext:value-type="float">
            <text:p>18.5</text:p>
          </table:table-cell>
          <table:table-cell table:formula="of:=[.D22]* 6.89476" office:value-type="float" office:value="127.55306" calcext:value-type="float">
            <text:p>127.55306</text:p>
          </table:table-cell>
          <table:table-cell table:formula="of:=[.C22]" office:value-type="float" office:value="99.2" calcext:value-type="float">
            <text:p>99.2</text:p>
          </table:table-cell>
          <table:table-cell/>
          <table:table-cell table:formula="of:=[.J22]*[.$B$37]" office:value-type="float" office:value="124.10568" calcext:value-type="float">
            <text:p>124.10568</text:p>
          </table:table-cell>
          <table:table-cell office:value-type="float" office:value="89.1" calcext:value-type="float">
            <text:p>89.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$B$37]*[.N22]" office:value-type="float" office:value="120.6583" calcext:value-type="float">
            <text:p>120.6583</text:p>
          </table:table-cell>
          <table:table-cell office:value-type="float" office:value="84.6" calcext:value-type="float">
            <text:p>84.6</text:p>
          </table:table-cell>
          <table:table-cell office:value-type="float" office:value="17.5" calcext:value-type="float">
            <text:p>17.5</text:p>
          </table:table-cell>
          <table:table-cell table:number-columns-repeated="4"/>
          <table:table-cell office:value-type="float" office:value="271.58" calcext:value-type="float">
            <text:p>271.58</text:p>
          </table:table-cell>
          <table:table-cell table:number-columns-repeated="2"/>
          <table:table-cell table:formula="of:=[.$B$37]*[.X22]" office:value-type="float" office:value="120.6583" calcext:value-type="float">
            <text:p>120.6583</text:p>
          </table:table-cell>
          <table:table-cell office:value-type="float" office:value="83.7" calcext:value-type="float">
            <text:p>83.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/>
          <table:table-cell table:formula="of:=[.B22]+30" office:value-type="float" office:value="600" calcext:value-type="float">
            <text:p>600</text:p>
          </table:table-cell>
          <table:table-cell office:value-type="float" office:value="97.3" calcext:value-type="float">
            <text:p>97.3</text:p>
          </table:table-cell>
          <table:table-cell office:value-type="float" office:value="18.5" calcext:value-type="float">
            <text:p>18.5</text:p>
          </table:table-cell>
          <table:table-cell table:formula="of:=[.D23]* 6.89476" office:value-type="float" office:value="127.55306" calcext:value-type="float">
            <text:p>127.55306</text:p>
          </table:table-cell>
          <table:table-cell table:formula="of:=[.C23]" office:value-type="float" office:value="97.3" calcext:value-type="float">
            <text:p>97.3</text:p>
          </table:table-cell>
          <table:table-cell/>
          <table:table-cell table:formula="of:=[.J23]*[.$B$37]" office:value-type="float" office:value="122.38199" calcext:value-type="float">
            <text:p>122.38199</text:p>
          </table:table-cell>
          <table:table-cell office:value-type="float" office:value="87.7" calcext:value-type="float">
            <text:p>87.7</text:p>
          </table:table-cell>
          <table:table-cell office:value-type="float" office:value="17.75" calcext:value-type="float">
            <text:p>17.75</text:p>
          </table:table-cell>
          <table:table-cell/>
          <table:table-cell table:formula="of:=[.$B$37]*[.N23]" office:value-type="float" office:value="120.6583" calcext:value-type="float">
            <text:p>120.6583</text:p>
          </table:table-cell>
          <table:table-cell office:value-type="float" office:value="83" calcext:value-type="float">
            <text:p>83</text:p>
          </table:table-cell>
          <table:table-cell office:value-type="float" office:value="17.5" calcext:value-type="float">
            <text:p>17.5</text:p>
          </table:table-cell>
          <table:table-cell table:number-columns-repeated="4"/>
          <table:table-cell office:value-type="float" office:value="280.77" calcext:value-type="float">
            <text:p>280.77</text:p>
          </table:table-cell>
          <table:table-cell table:number-columns-repeated="2"/>
          <table:table-cell table:formula="of:=[.$B$37]*[.X23]" office:value-type="float" office:value="118.93461" calcext:value-type="float">
            <text:p>118.93461</text:p>
          </table:table-cell>
          <table:table-cell office:value-type="float" office:value="81.1" calcext:value-type="float">
            <text:p>81.1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/>
          <table:table-cell table:formula="of:=[.B23]+30" office:value-type="float" office:value="630" calcext:value-type="float">
            <text:p>630</text:p>
          </table:table-cell>
          <table:table-cell office:value-type="float" office:value="95.4" calcext:value-type="float">
            <text:p>95.4</text:p>
          </table:table-cell>
          <table:table-cell office:value-type="float" office:value="18.5" calcext:value-type="float">
            <text:p>18.5</text:p>
          </table:table-cell>
          <table:table-cell table:formula="of:=[.D24]* 6.89476" office:value-type="float" office:value="127.55306" calcext:value-type="float">
            <text:p>127.55306</text:p>
          </table:table-cell>
          <table:table-cell table:formula="of:=[.C24]" office:value-type="float" office:value="95.4" calcext:value-type="float">
            <text:p>95.4</text:p>
          </table:table-cell>
          <table:table-cell/>
          <table:table-cell table:formula="of:=[.J24]*[.$B$37]" office:value-type="float" office:value="122.38199" calcext:value-type="float">
            <text:p>122.38199</text:p>
          </table:table-cell>
          <table:table-cell office:value-type="float" office:value="86.1" calcext:value-type="float">
            <text:p>86.1</text:p>
          </table:table-cell>
          <table:table-cell office:value-type="float" office:value="17.75" calcext:value-type="float">
            <text:p>17.75</text:p>
          </table:table-cell>
          <table:table-cell/>
          <table:table-cell table:formula="of:=[.$B$37]*[.N24]" office:value-type="float" office:value="118.93461" calcext:value-type="float">
            <text:p>118.93461</text:p>
          </table:table-cell>
          <table:table-cell office:value-type="float" office:value="79" calcext:value-type="float">
            <text:p>79</text:p>
          </table:table-cell>
          <table:table-cell office:value-type="float" office:value="17.25" calcext:value-type="float">
            <text:p>17.25</text:p>
          </table:table-cell>
          <table:table-cell table:number-columns-repeated="4"/>
          <table:table-cell office:value-type="float" office:value="314.97" calcext:value-type="float">
            <text:p>314.97</text:p>
          </table:table-cell>
          <table:table-cell table:number-columns-repeated="2"/>
          <table:table-cell table:formula="of:=[.$B$37]*[.X24]" office:value-type="float" office:value="118.93461" calcext:value-type="float">
            <text:p>118.93461</text:p>
          </table:table-cell>
          <table:table-cell office:value-type="float" office:value="79" calcext:value-type="float">
            <text:p>79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/>
          <table:table-cell table:formula="of:=[.B24]+30" office:value-type="float" office:value="660" calcext:value-type="float">
            <text:p>660</text:p>
          </table:table-cell>
          <table:table-cell office:value-type="float" office:value="93.1" calcext:value-type="float">
            <text:p>93.1</text:p>
          </table:table-cell>
          <table:table-cell office:value-type="float" office:value="18.25" calcext:value-type="float">
            <text:p>18.25</text:p>
          </table:table-cell>
          <table:table-cell table:formula="of:=[.D25]* 6.89476" office:value-type="float" office:value="125.82937" calcext:value-type="float">
            <text:p>125.82937</text:p>
          </table:table-cell>
          <table:table-cell table:formula="of:=[.C25]" office:value-type="float" office:value="93.1" calcext:value-type="float">
            <text:p>93.1</text:p>
          </table:table-cell>
          <table:table-cell/>
          <table:table-cell table:formula="of:=[.J25]*[.$B$37]" office:value-type="float" office:value="120.6583" calcext:value-type="float">
            <text:p>120.6583</text:p>
          </table:table-cell>
          <table:table-cell office:value-type="float" office:value="84.4" calcext:value-type="float">
            <text:p>84.4</text:p>
          </table:table-cell>
          <table:table-cell office:value-type="float" office:value="17.5" calcext:value-type="float">
            <text:p>17.5</text:p>
          </table:table-cell>
          <table:table-cell/>
          <table:table-cell table:formula="of:=[.$B$37]*[.N25]" office:value-type="float" office:value="118.93461" calcext:value-type="float">
            <text:p>118.93461</text:p>
          </table:table-cell>
          <table:table-cell office:value-type="float" office:value="77" calcext:value-type="float">
            <text:p>77</text:p>
          </table:table-cell>
          <table:table-cell office:value-type="float" office:value="17.25" calcext:value-type="float">
            <text:p>17.25</text:p>
          </table:table-cell>
          <table:table-cell table:number-columns-repeated="4"/>
          <table:table-cell office:value-type="float" office:value="296.98" calcext:value-type="float">
            <text:p>296.98</text:p>
          </table:table-cell>
          <table:table-cell table:number-columns-repeated="2"/>
          <table:table-cell table:formula="of:=[.$B$37]*[.X25]" office:value-type="float" office:value="117.21092" calcext:value-type="float">
            <text:p>117.21092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25]+30" office:value-type="float" office:value="690" calcext:value-type="float">
            <text:p>69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formula="of:=[.D26]* 6.89476" office:value-type="float" office:value="124.10568" calcext:value-type="float">
            <text:p>124.10568</text:p>
          </table:table-cell>
          <table:table-cell table:formula="of:=[.C26]" office:value-type="float" office:value="92" calcext:value-type="float">
            <text:p>92</text:p>
          </table:table-cell>
          <table:table-cell/>
          <table:table-cell table:formula="of:=[.J26]*[.$B$37]" office:value-type="float" office:value="118.93461" calcext:value-type="float">
            <text:p>118.93461</text:p>
          </table:table-cell>
          <table:table-cell office:value-type="float" office:value="80.4" calcext:value-type="float">
            <text:p>80.4</text:p>
          </table:table-cell>
          <table:table-cell office:value-type="float" office:value="17.25" calcext:value-type="float">
            <text:p>17.25</text:p>
          </table:table-cell>
          <table:table-cell/>
          <table:table-cell table:formula="of:=[.$B$37]*[.N26]" office:value-type="float" office:value="117.21092" calcext:value-type="float">
            <text:p>117.2109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[.$B$37]*[.X26]" office:value-type="float" office:value="115.48723" calcext:value-type="float">
            <text:p>115.48723</text:p>
          </table:table-cell>
          <table:table-cell office:value-type="float" office:value="70" calcext:value-type="float">
            <text:p>70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/>
          <table:table-cell table:formula="of:=[.B26]+30" office:value-type="float" office:value="720" calcext:value-type="float">
            <text:p>720</text:p>
          </table:table-cell>
          <table:table-cell office:value-type="float" office:value="89.1" calcext:value-type="float">
            <text:p>89.1</text:p>
          </table:table-cell>
          <table:table-cell office:value-type="float" office:value="18" calcext:value-type="float">
            <text:p>18</text:p>
          </table:table-cell>
          <table:table-cell table:formula="of:=[.D27]* 6.89476" office:value-type="float" office:value="124.10568" calcext:value-type="float">
            <text:p>124.10568</text:p>
          </table:table-cell>
          <table:table-cell table:formula="of:=[.C27]" office:value-type="float" office:value="89.1" calcext:value-type="float">
            <text:p>89.1</text:p>
          </table:table-cell>
          <table:table-cell/>
          <table:table-cell table:formula="of:=[.J27]*[.$B$37]" office:value-type="float" office:value="117.21092" calcext:value-type="float">
            <text:p>117.21092</text:p>
          </table:table-cell>
          <table:table-cell office:value-type="float" office:value="75.6" calcext:value-type="float">
            <text:p>75.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$B$37]*[.N27]" office:value-type="float" office:value="117.21092" calcext:value-type="float">
            <text:p>117.21092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[.$B$37]*[.X27]" office:value-type="float" office:value="115.48723" calcext:value-type="float">
            <text:p>115.48723</text:p>
          </table:table-cell>
          <table:table-cell office:value-type="float" office:value="68" calcext:value-type="float">
            <text:p>68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/>
          <table:table-cell table:formula="of:=[.B27]+30" office:value-type="float" office:value="750" calcext:value-type="float">
            <text:p>750</text:p>
          </table:table-cell>
          <table:table-cell office:value-type="float" office:value="87.7" calcext:value-type="float">
            <text:p>87.7</text:p>
          </table:table-cell>
          <table:table-cell office:value-type="float" office:value="18" calcext:value-type="float">
            <text:p>18</text:p>
          </table:table-cell>
          <table:table-cell table:formula="of:=[.D28]* 6.89476" office:value-type="float" office:value="124.10568" calcext:value-type="float">
            <text:p>124.10568</text:p>
          </table:table-cell>
          <table:table-cell table:formula="of:=[.C28]" office:value-type="float" office:value="87.7" calcext:value-type="float">
            <text:p>87.7</text:p>
          </table:table-cell>
          <table:table-cell/>
          <table:table-cell table:formula="of:=[.J28]*[.$B$37]" office:value-type="float" office:value="117.21092" calcext:value-type="float">
            <text:p>117.21092</text:p>
          </table:table-cell>
          <table:table-cell office:value-type="float" office:value="70.4" calcext:value-type="float">
            <text:p>70.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$B$37]*[.N28]" office:value-type="float" office:value="117.21092" calcext:value-type="float">
            <text:p>117.21092</text:p>
          </table:table-cell>
          <table:table-cell office:value-type="float" office:value="71.3" calcext:value-type="float">
            <text:p>71.3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[.$B$37]*[.X28]" office:value-type="float" office:value="113.76354" calcext:value-type="float">
            <text:p>113.76354</text:p>
          </table:table-cell>
          <table:table-cell office:value-type="float" office:value="64.3" calcext:value-type="float">
            <text:p>64.3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table:formula="of:=[.B28]+30" office:value-type="float" office:value="780" calcext:value-type="float">
            <text:p>780</text:p>
          </table:table-cell>
          <table:table-cell office:value-type="float" office:value="86.4" calcext:value-type="float">
            <text:p>86.4</text:p>
          </table:table-cell>
          <table:table-cell office:value-type="float" office:value="18" calcext:value-type="float">
            <text:p>18</text:p>
          </table:table-cell>
          <table:table-cell table:formula="of:=[.D29]* 6.89476" office:value-type="float" office:value="124.10568" calcext:value-type="float">
            <text:p>124.10568</text:p>
          </table:table-cell>
          <table:table-cell table:formula="of:=[.C29]" office:value-type="float" office:value="86.4" calcext:value-type="float">
            <text:p>86.4</text:p>
          </table:table-cell>
          <table:table-cell/>
          <table:table-cell table:formula="of:=[.J29]*[.$B$37]" office:value-type="float" office:value="115.48723" calcext:value-type="float">
            <text:p>115.48723</text:p>
          </table:table-cell>
          <table:table-cell office:value-type="float" office:value="67.7" calcext:value-type="float">
            <text:p>67.7</text:p>
          </table:table-cell>
          <table:table-cell office:value-type="float" office:value="16.75" calcext:value-type="float">
            <text:p>16.75</text:p>
          </table:table-cell>
          <table:table-cell/>
          <table:table-cell table:formula="of:=[.$B$37]*[.N29]" office:value-type="float" office:value="115.48723" calcext:value-type="float">
            <text:p>115.48723</text:p>
          </table:table-cell>
          <table:table-cell office:value-type="float" office:value="68.5" calcext:value-type="float">
            <text:p>68.5</text:p>
          </table:table-cell>
          <table:table-cell office:value-type="float" office:value="16.75" calcext:value-type="float">
            <text:p>16.75</text:p>
          </table:table-cell>
          <table:table-cell table:number-columns-repeated="10"/>
        </table:table-row>
        <table:table-row table:style-name="ro1">
          <table:table-cell/>
          <table:table-cell table:formula="of:=[.B29]+30" office:value-type="float" office:value="810" calcext:value-type="float">
            <text:p>810</text:p>
          </table:table-cell>
          <table:table-cell office:value-type="float" office:value="83.2" calcext:value-type="float">
            <text:p>83.2</text:p>
          </table:table-cell>
          <table:table-cell office:value-type="float" office:value="17.75" calcext:value-type="float">
            <text:p>17.75</text:p>
          </table:table-cell>
          <table:table-cell table:formula="of:=[.D30]* 6.89476" office:value-type="float" office:value="122.38199" calcext:value-type="float">
            <text:p>122.38199</text:p>
          </table:table-cell>
          <table:table-cell table:formula="of:=[.C30]" office:value-type="float" office:value="83.2" calcext:value-type="float">
            <text:p>83.2</text:p>
          </table:table-cell>
          <table:table-cell/>
          <table:table-cell table:formula="of:=[.J30]*[.$B$37]" office:value-type="float" office:value="113.76354" calcext:value-type="float">
            <text:p>113.76354</text:p>
          </table:table-cell>
          <table:table-cell office:value-type="float" office:value="64.2" calcext:value-type="float">
            <text:p>64.2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$B$37]*[.N30]" office:value-type="float" office:value="115.48723" calcext:value-type="float">
            <text:p>115.48723</text:p>
          </table:table-cell>
          <table:table-cell office:value-type="float" office:value="67" calcext:value-type="float">
            <text:p>67</text:p>
          </table:table-cell>
          <table:table-cell office:value-type="float" office:value="16.75" calcext:value-type="float">
            <text:p>16.75</text:p>
          </table:table-cell>
          <table:table-cell table:number-columns-repeated="10"/>
        </table:table-row>
        <table:table-row table:style-name="ro1">
          <table:table-cell/>
          <table:table-cell table:formula="of:=[.B30]+30" office:value-type="float" office:value="840" calcext:value-type="float">
            <text:p>840</text:p>
          </table:table-cell>
          <table:table-cell office:value-type="float" office:value="80.4" calcext:value-type="float">
            <text:p>80.4</text:p>
          </table:table-cell>
          <table:table-cell office:value-type="float" office:value="17.75" calcext:value-type="float">
            <text:p>17.75</text:p>
          </table:table-cell>
          <table:table-cell table:formula="of:=[.D31]* 6.89476" office:value-type="float" office:value="122.38199" calcext:value-type="float">
            <text:p>122.38199</text:p>
          </table:table-cell>
          <table:table-cell table:formula="of:=[.C31]" office:value-type="float" office:value="80.4" calcext:value-type="float">
            <text:p>80.4</text:p>
          </table:table-cell>
          <table:table-cell/>
          <table:table-cell table:formula="of:=[.J31]*[.$B$37]" office:value-type="float" office:value="112.03985" calcext:value-type="float">
            <text:p>112.03985</text:p>
          </table:table-cell>
          <table:table-cell office:value-type="float" office:value="59.5" calcext:value-type="float">
            <text:p>59.5</text:p>
          </table:table-cell>
          <table:table-cell office:value-type="float" office:value="16.25" calcext:value-type="float">
            <text:p>16.25</text:p>
          </table:table-cell>
          <table:table-cell/>
          <table:table-cell table:formula="of:=[.$B$37]*[.N31]" office:value-type="float" office:value="115.48723" calcext:value-type="float">
            <text:p>115.48723</text:p>
          </table:table-cell>
          <table:table-cell office:value-type="float" office:value="65.6" calcext:value-type="float">
            <text:p>65.6</text:p>
          </table:table-cell>
          <table:table-cell office:value-type="float" office:value="16.75" calcext:value-type="float">
            <text:p>16.75</text:p>
          </table:table-cell>
          <table:table-cell table:number-columns-repeated="10"/>
        </table:table-row>
        <table:table-row table:style-name="ro1">
          <table:table-cell/>
          <table:table-cell table:formula="of:=[.B31]+30" office:value-type="float" office:value="870" calcext:value-type="float">
            <text:p>870</text:p>
          </table:table-cell>
          <table:table-cell office:value-type="float" office:value="75.4" calcext:value-type="float">
            <text:p>75.4</text:p>
          </table:table-cell>
          <table:table-cell office:value-type="float" office:value="17.5" calcext:value-type="float">
            <text:p>17.5</text:p>
          </table:table-cell>
          <table:table-cell table:formula="of:=[.D32]* 6.89476" office:value-type="float" office:value="120.6583" calcext:value-type="float">
            <text:p>120.6583</text:p>
          </table:table-cell>
          <table:table-cell table:formula="of:=[.C32]" office:value-type="float" office:value="75.4" calcext:value-type="float">
            <text:p>75.4</text:p>
          </table:table-cell>
          <table:table-cell/>
          <table:table-cell table:formula="of:=[.J32]*[.$B$37]" office:value-type="float" office:value="110.31616" calcext:value-type="float">
            <text:p>110.31616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B$37]*[.N32]" office:value-type="float" office:value="113.76354" calcext:value-type="float">
            <text:p>113.76354</text:p>
          </table:table-cell>
          <table:table-cell office:value-type="float" office:value="64.4" calcext:value-type="float">
            <text:p>64.4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1">
          <table:table-cell/>
          <table:table-cell table:formula="of:=[.B32]+30" office:value-type="float" office:value="900" calcext:value-type="float">
            <text:p>90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formula="of:=[.D33]* 6.89476" office:value-type="float" office:value="117.21092" calcext:value-type="float">
            <text:p>117.21092</text:p>
          </table:table-cell>
          <table:table-cell table:formula="of:=[.C33]" office:value-type="float" office:value="71" calcext:value-type="float">
            <text:p>71</text:p>
          </table:table-cell>
          <table:table-cell table:number-columns-repeated="5"/>
          <table:table-cell table:formula="of:=[.$B$37]*[.N33]" office:value-type="float" office:value="113.76354" calcext:value-type="float">
            <text:p>113.76354</text:p>
          </table:table-cell>
          <table:table-cell office:value-type="float" office:value="63" calcext:value-type="float">
            <text:p>63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1">
          <table:table-cell/>
          <table:table-cell table:formula="of:=[.B33]+30" office:value-type="float" office:value="930" calcext:value-type="float">
            <text:p>930</text:p>
          </table:table-cell>
          <table:table-cell office:value-type="float" office:value="67.2" calcext:value-type="float">
            <text:p>67.2</text:p>
          </table:table-cell>
          <table:table-cell office:value-type="float" office:value="17" calcext:value-type="float">
            <text:p>17</text:p>
          </table:table-cell>
          <table:table-cell table:formula="of:=[.D34]* 6.89476" office:value-type="float" office:value="117.21092" calcext:value-type="float">
            <text:p>117.21092</text:p>
          </table:table-cell>
          <table:table-cell table:formula="of:=[.C34]" office:value-type="float" office:value="67.2" calcext:value-type="float">
            <text:p>67.2</text:p>
          </table:table-cell>
          <table:table-cell table:number-columns-repeated="5"/>
          <table:table-cell table:formula="of:=[.$B$37]*[.N34]" office:value-type="float" office:value="113.76354" calcext:value-type="float">
            <text:p>113.76354</text:p>
          </table:table-cell>
          <table:table-cell office:value-type="float" office:value="62.3" calcext:value-type="float">
            <text:p>62.3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1">
          <table:table-cell table:number-columns-repeated="11"/>
          <table:table-cell table:formula="of:=[.$B$37]*[.N35]" office:value-type="float" office:value="112.03985" calcext:value-type="float">
            <text:p>112.03985</text:p>
          </table:table-cell>
          <table:table-cell office:value-type="float" office:value="61" calcext:value-type="float">
            <text:p>61</text:p>
          </table:table-cell>
          <table:table-cell office:value-type="float" office:value="16.25" calcext:value-type="float">
            <text:p>16.25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6.89476" calcext:value-type="float">
            <text:p>6.89476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4:34:09.661662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4:17:57.523779805</meta:creation-date>
    <dc:date>2021-10-28T14:39:26.100433070</dc:date>
    <meta:editing-duration>PT4H21M28S</meta:editing-duration>
    <meta:editing-cycles>5</meta:editing-cycles>
    <meta:generator>LibreOffice/6.4.7.2$Linux_X86_64 LibreOffice_project/40$Build-2</meta:generator>
    <meta:document-statistic meta:table-count="1" meta:cell-count="48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P" loext:regression-y-name="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35cm" svg:y="0.315cm" chart:style-name="ch2">
          <text:p>Temperature of gas (C) against pressure exerted by gas (Pa)</text:p>
        </chart:title>
        <chart:plot-area chart:style-name="ch3" table:cell-range-address="Sheet1.E3:Sheet1.F34 Sheet1.F2:Sheet1.F2" chart:data-source-has-labels="row" svg:x="1.305cm" svg:y="1.288cm" svg:width="14.375cm" svg:height="6.577cm">
          <chartooo:coordinate-region svg:x="1.926cm" svg:y="1.487cm" svg:width="13.288cm" svg:height="5.731cm"/>
          <chart:axis chart:dimension="x" chart:name="primary-x" chart:style-name="ch4">
            <chart:title svg:x="6.629cm" svg:y="8.045cm" chart:style-name="ch5">
              <text:p>Pressure exerted by gas (Pa)</text:p>
            </chart:title>
          </chart:axis>
          <chart:axis chart:dimension="y" chart:name="primary-y" chart:style-name="ch4">
            <chart:title svg:x="0.451cm" svg:y="6.135cm" chart:style-name="ch6">
              <text:p>Temperature of gas (C)</text:p>
            </chart:title>
            <chart:grid chart:style-name="ch7" chart:class="major"/>
          </chart:axis>
          <chart:series chart:style-name="ch8" chart:values-cell-range-address="Sheet1.F3:Sheet1.F34" chart:label-cell-address="Sheet1.F2:Sheet1.F2" chart:class="chart:scatter">
            <chart:domain table:cell-range-address="Sheet1.E3:Sheet1.E34"/>
            <chart:regression-curve chart:style-name="ch9">
              <chart:equation chart:display-equation="true" chart:display-r-square="true" svg:x="7.637cm" svg:y="5.748cm" chart:style-name="ch10"/>
            </chart:regression-curve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emperature (+0.1C)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.4214">
                <text:p>103.4214</text:p>
                <draw:g>
                  <svg:desc>Sheet1.E3:Sheet1.E34</svg:desc>
                </draw:g>
              </table:table-cell>
              <table:table-cell office:value-type="float" office:value="22.5">
                <text:p>22.5</text:p>
                <draw:g>
                  <svg:desc>Sheet1.F3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4214">
                <text:p>103.4214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.4214">
                <text:p>103.4214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.86878">
                <text:p>106.86878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.31616">
                <text:p>110.3161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31616">
                <text:p>110.316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.76354">
                <text:p>113.76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48723">
                <text:p>115.48723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21092">
                <text:p>117.21092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.21092">
                <text:p>117.21092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.6583">
                <text:p>120.6583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.38199">
                <text:p>122.38199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.10568">
                <text:p>124.1056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10568">
                <text:p>124.10568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55306">
                <text:p>127.55306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27675">
                <text:p>129.27675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00044">
                <text:p>131.00044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.27675">
                <text:p>129.276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55306">
                <text:p>127.55306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55306">
                <text:p>127.55306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.55306">
                <text:p>127.55306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.55306">
                <text:p>127.55306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.82937">
                <text:p>125.82937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.10568">
                <text:p>124.105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.10568">
                <text:p>124.10568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.10568">
                <text:p>124.10568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4.10568">
                <text:p>124.10568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.38199">
                <text:p>122.3819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.38199">
                <text:p>122.38199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.6583">
                <text:p>120.6583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.21092">
                <text:p>117.210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.21092">
                <text:p>117.21092</text:p>
              </table:table-cell>
              <table:table-cell office:value-type="float" office:value="67.2">
                <text:p>6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7cm" svg:y="3.952cm" style:legend-expansion="high" chart:style-name="ch2"/>
        <chart:plot-area chart:style-name="ch3" table:cell-range-address="Sheet1.H3:Sheet1.I32 Sheet1.I2:Sheet1.I2" chart:data-source-has-labels="row" svg:x="0.32cm" svg:y="0.18cm" svg:width="10.907cm" svg:height="8.64cm">
          <chartooo:coordinate-region svg:x="0.941cm" svg:y="0.379cm" svg:width="9.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32" chart:label-cell-address="Sheet1.I2:Sheet1.I2" chart:class="chart:scatter">
            <chart:domain table:cell-range-address="Sheet1.H3:Sheet1.H32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emperature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69771">
                <text:p>101.69771</text:p>
                <draw:g>
                  <svg:desc>Sheet1.H3:Sheet1.H32</svg:desc>
                </draw:g>
              </table:table-cell>
              <table:table-cell office:value-type="float" office:value="18.3">
                <text:p>18.3</text:p>
                <draw:g>
                  <svg:desc>Sheet1.I3:Sheet1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.69771">
                <text:p>101.6977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.4214">
                <text:p>103.42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.14509">
                <text:p>105.1450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.14509">
                <text:p>105.145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59247">
                <text:p>108.5924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.31616">
                <text:p>110.31616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.03985">
                <text:p>112.0398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76354">
                <text:p>113.7635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.21092">
                <text:p>117.21092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.21092">
                <text:p>117.2109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.93461">
                <text:p>118.9346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6583">
                <text:p>120.658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10568">
                <text:p>124.1056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.10568">
                <text:p>124.1056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.82937">
                <text:p>125.82937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.82937">
                <text:p>125.8293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.10568">
                <text:p>124.1056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.10568">
                <text:p>124.10568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.10568">
                <text:p>124.10568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.38199">
                <text:p>122.38199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.38199">
                <text:p>122.38199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.6583">
                <text:p>120.6583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.93461">
                <text:p>118.93461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.21092">
                <text:p>117.2109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21092">
                <text:p>117.2109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.48723">
                <text:p>115.48723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76354">
                <text:p>113.7635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.03985">
                <text:p>112.0398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.31616">
                <text:p>110.31616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7cm" svg:y="3.952cm" style:legend-expansion="high" chart:style-name="ch2"/>
        <chart:plot-area chart:style-name="ch3" table:cell-range-address="Sheet1.L3:Sheet1.M35 Sheet1.M2:Sheet1.M2" chart:data-source-has-labels="row" svg:x="0.32cm" svg:y="0.18cm" svg:width="10.907cm" svg:height="8.64cm">
          <chartooo:coordinate-region svg:x="0.941cm" svg:y="0.379cm" svg:width="9.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3:Sheet1.M35" chart:label-cell-address="Sheet1.M2:Sheet1.M2" chart:class="chart:scatter">
            <chart:domain table:cell-range-address="Sheet1.L3:Sheet1.L35"/>
            <chart:regression-curve chart:style-name="ch7">
              <chart:equation chart:display-equation="tru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Temperature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25033">
                <text:p>98.25033</text:p>
                <draw:g>
                  <svg:desc>Sheet1.L3:Sheet1.L35</svg:desc>
                </draw:g>
              </table:table-cell>
              <table:table-cell office:value-type="float" office:value="19.5">
                <text:p>19.5</text:p>
                <draw:g>
                  <svg:desc>Sheet1.M3:Sheet1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97402">
                <text:p>99.974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.69771">
                <text:p>101.697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.4214">
                <text:p>103.42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.14509">
                <text:p>105.145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.86878">
                <text:p>106.86878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.59247">
                <text:p>108.5924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.31616">
                <text:p>110.31616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03985">
                <text:p>112.03985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.76354">
                <text:p>113.76354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.48723">
                <text:p>115.487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.21092">
                <text:p>117.210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.93461">
                <text:p>118.93461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.6583">
                <text:p>120.65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.38199">
                <text:p>122.381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.10568">
                <text:p>124.10568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.10568">
                <text:p>124.10568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.38199">
                <text:p>122.3819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.6583">
                <text:p>120.6583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.6583">
                <text:p>120.658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.6583">
                <text:p>120.65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.93461">
                <text:p>118.934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.93461">
                <text:p>118.934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.21092">
                <text:p>117.210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.21092">
                <text:p>117.210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21092">
                <text:p>117.2109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.48723">
                <text:p>115.4872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.48723">
                <text:p>115.487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48723">
                <text:p>115.48723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76354">
                <text:p>113.76354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.76354">
                <text:p>113.763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.76354">
                <text:p>113.7635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03985">
                <text:p>112.03985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7cm" svg:y="3.952cm" style:legend-expansion="high" chart:style-name="ch2"/>
        <chart:plot-area chart:style-name="ch3" table:cell-range-address="Sheet1.Q3:Sheet1.R12 Sheet1.R2:Sheet1.R2" chart:data-source-has-labels="row" svg:x="0.32cm" svg:y="0.18cm" svg:width="10.907cm" svg:height="8.64cm">
          <chartooo:coordinate-region svg:x="0.941cm" svg:y="0.379cm" svg:width="10.0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3:Sheet1.R12" chart:label-cell-address="Sheet1.R2:Sheet1.R2" chart:class="chart:scatter">
            <chart:domain table:cell-range-address="Sheet1.Q3:Sheet1.Q12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Temperature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97402">
                <text:p>99.97402</text:p>
                <draw:g>
                  <svg:desc>Sheet1.Q3:Sheet1.Q12</svg:desc>
                </draw:g>
              </table:table-cell>
              <table:table-cell office:value-type="float" office:value="19.7">
                <text:p>19.7</text:p>
                <draw:g>
                  <svg:desc>Sheet1.R3:Sheet1.R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.69771">
                <text:p>101.6977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.4214">
                <text:p>103.4214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.14509">
                <text:p>105.14509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.86878">
                <text:p>106.86878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31616">
                <text:p>110.3161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.03985">
                <text:p>112.0398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.76354">
                <text:p>113.76354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48723">
                <text:p>115.48723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.21092">
                <text:p>117.21092</text:p>
              </table:table-cell>
              <table:table-cell office:value-type="float" office:value="74.6">
                <text:p>74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7cm" svg:y="3.952cm" style:legend-expansion="high" chart:style-name="ch2"/>
        <chart:plot-area chart:style-name="ch3" table:cell-range-address="Sheet1.V2:Sheet1.W28" chart:data-source-has-labels="row" svg:x="0.32cm" svg:y="0.18cm" svg:width="10.907cm" svg:height="8.64cm">
          <chartooo:coordinate-region svg:x="0.941cm" svg:y="0.379cm" svg:width="9.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3:Sheet1.W28" chart:label-cell-address="Sheet1.W2:Sheet1.W2" chart:class="chart:scatter">
            <chart:domain table:cell-range-address="Sheet1.V3:Sheet1.V28"/>
            <chart:regression-curve chart:style-name="ch7">
              <chart:equation chart:display-equation="true" chart:display-r-square="true"/>
            </chart:regression-curve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Temperature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97402">
                <text:p>99.97402</text:p>
                <draw:g>
                  <svg:desc>Sheet1.V3:Sheet1.V28</svg:desc>
                </draw:g>
              </table:table-cell>
              <table:table-cell office:value-type="float" office:value="20.5">
                <text:p>20.5</text:p>
                <draw:g>
                  <svg:desc>Sheet1.W3:Sheet1.W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.69771">
                <text:p>101.6977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.4214">
                <text:p>103.42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.14509">
                <text:p>105.14509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.86878">
                <text:p>106.86878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59247">
                <text:p>108.59247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.31616">
                <text:p>110.31616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.03985">
                <text:p>112.039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76354">
                <text:p>113.763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.21092">
                <text:p>117.21092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.21092">
                <text:p>117.2109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.93461">
                <text:p>118.9346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6583">
                <text:p>120.6583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10568">
                <text:p>124.10568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.10568">
                <text:p>124.10568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.10568">
                <text:p>124.1056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.10568">
                <text:p>124.1056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.6583">
                <text:p>120.65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38199">
                <text:p>122.38199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.6583">
                <text:p>120.658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8.93461">
                <text:p>118.93461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.93461">
                <text:p>118.934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.21092">
                <text:p>117.210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.48723">
                <text:p>115.487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.48723">
                <text:p>115.487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.76354">
                <text:p>113.76354</text:p>
              </table:table-cell>
              <table:table-cell office:value-type="float" office:value="64.3">
                <text:p>64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